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d1248" officeooo:paragraph-rsid="001d1248"/>
    </style:style>
    <style:style style:name="P2" style:family="paragraph" style:parent-style-name="Standard">
      <style:text-properties officeooo:rsid="001d1248" officeooo:paragraph-rsid="001d1248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✅ <text:span text:style-name="Strong_20_Emphasis">Game Schema Overview</text:span></text:h>
      <text:h text:style-name="Heading_20_3" text:outline-level="3">📈 Step 1: Paper Growth</text:h>
      <text:list xml:id="list854526810" text:style-name="L1">
        <text:list-item>
          <text:p text:style-name="P3">Each country’s hidden parameters → input into your calibrated formula</text:p>
        </text:list-item>
        <text:list-item>
          <text:p text:style-name="P3">Output: <text:span text:style-name="Source_20_Text"># of AI papers per year</text:span></text:p>
        </text:list-item>
      </text:list>
      <text:h text:style-name="Heading_20_3" text:outline-level="3">🤖 Step 2: Native AI Model Production</text:h>
      <text:list xml:id="list3068430503" text:style-name="L2">
        <text:list-item>
          <text:p text:style-name="P4">Modeled as:</text:p>
          <text:p text:style-name="P5"> papersP(X&gt;1940⋅84​),X∼N(84,# papers) </text:p>
        </text:list-item>
        <text:list-item>
          <text:p text:style-name="P4">Normalized so that <text:span text:style-name="Strong_20_Emphasis">when variance = 2000</text:span>, output = 15<text:line-break/>✅ <text:span text:style-name="Strong_20_Emphasis">Scaling factor</text:span>: <text:span text:style-name="Source_20_Text">15 / P(X &gt; 177.26 | N(84, 2000)) ≈ 791.8</text:span></text:p>
        </text:list-item>
      </text:list>
      <text:h text:style-name="Heading_20_3" text:outline-level="3">🌱 Step 3: Domestic Events (per player)</text:h>
      <text:list xml:id="list1745524239" text:style-name="L3">
        <text:list-item>
          <text:p text:style-name="P6">Each nation picks <text:span text:style-name="Strong_20_Emphasis">1 unique event</text:span> affecting only their country</text:p>
        </text:list-item>
        <text:list-item>
          <text:p text:style-name="P6">Rules use hidden/cooperative parameters</text:p>
        </text:list-item>
      </text:list>
      <text:h text:style-name="Heading_20_3" text:outline-level="3">🌍 Step 4: International Events (4 per round)</text:h>
      <text:list xml:id="list1151321737" text:style-name="L4">
        <text:list-item>
          <text:p text:style-name="P7">You (the game master) pick 4 global events</text:p>
        </text:list-item>
        <text:list-item>
          <text:p text:style-name="P7">Apply <text:span text:style-name="Strong_20_Emphasis">shared rules</text:span> using both hidden and cooperative parameters</text:p>
        </text:list-item>
        <text:list-item>
          <text:p text:style-name="P7">Some of them include <text:span text:style-name="Strong_20_Emphasis">Prisoner’s Dilemma</text:span> logic</text:p>
        </text:list-item>
      </text:list>
      <text:h text:style-name="Heading_20_3" text:outline-level="3">🔁 Step 5: Parameter Update Phase</text:h>
      <text:list xml:id="list2768572563" text:style-name="L5">
        <text:list-item>
          <text:p text:style-name="P8">Players revise:</text:p>
          <text:list>
            <text:list-item>
              <text:p text:style-name="P8">Hidden parameters (within rule constraints)</text:p>
            </text:list-item>
            <text:list-item>
              <text:p text:style-name="P8">Cooperative agreements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39:03.534418929</meta:creation-date>
    <meta:editing-duration>PT2H41M</meta:editing-duration>
    <meta:editing-cycles>2</meta:editing-cycles>
    <meta:generator>LibreOffice/7.3.7.2$Linux_X86_64 LibreOffice_project/30$Build-2</meta:generator>
    <dc:date>2025-05-02T18:54:20.673285255</dc:date>
    <meta:document-statistic meta:table-count="0" meta:image-count="0" meta:object-count="0" meta:page-count="1" meta:paragraph-count="19" meta:word-count="140" meta:character-count="797" meta:non-whitespace-character-count="668"/>
  </office:meta>
</office:document-meta>
</file>